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23cf"/>
    </style:style>
    <style:style style:name="P2" style:family="paragraph" style:parent-style-name="Standard">
      <style:text-properties officeooo:rsid="001323cf" officeooo:paragraph-rsid="001323cf"/>
    </style:style>
    <style:style style:name="T1" style:family="text">
      <style:text-properties officeooo:rsid="00135ac0"/>
    </style:style>
    <style:style style:name="T2" style:family="text">
      <style:text-properties officeooo:rsid="0014e7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Nom du bar: <text:span text:style-name="T2">GALACTICA</text:span></text:p>
      <text:p text:style-name="P2"/>
      <text:p text:style-name="P2">Localisation: <text:span text:style-name="T1">Toulouse</text:span></text:p>
      <text:p text:style-name="P2"/>
      <text:p text:style-name="P2">Thème du bar: <text:span text:style-name="T2">bar a néon</text:span></text:p>
      <text:p text:style-name="P2"/>
      <text:p text:style-name="P2">Date de création: <text:span text:style-name="T1">06/09/2022</text:span></text:p>
      <text:p text:style-name="P2"/>
      <text:p text:style-name="P2">Histoire: <text:span text:style-name="T2">Bar crée pour éviter les préjugés et que tout le monde se sentent à l’aise.</text:span></text:p>
      <text:p text:style-name="P2"/>
      <text:p text:style-name="P2">adjectifs: <text:span text:style-name="T2">sombre, original,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5T09:47:06.671000000</meta:creation-date>
    <dc:date>2022-09-07T09:40:42.979000000</dc:date>
    <meta:editing-duration>PT13M1S</meta:editing-duration>
    <meta:editing-cycles>3</meta:editing-cycles>
    <meta:generator>LibreOffice/7.2.5.2$Windows_X86_64 LibreOffice_project/499f9727c189e6ef3471021d6132d4c694f357e5</meta:generator>
    <meta:document-statistic meta:table-count="0" meta:image-count="0" meta:object-count="0" meta:page-count="1" meta:paragraph-count="6" meta:word-count="35" meta:character-count="208" meta:non-whitespace-character-count="179"/>
  </office:meta>
</office:document-meta>
</file>